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f752" officeooo:paragraph-rsid="0005f7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c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5:39:56.888979611</meta:creation-date>
    <dc:date>2019-10-02T15:40:22.400202240</dc:date>
    <meta:editing-duration>PT26S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  <meta:generator>LibreOffice/6.0.7.3$Linux_X86_64 LibreOffice_project/00m0$Build-3</meta:generator>
  </office:meta>
</office:document-meta>
</file>